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8792in" fo:margin-left="-0.1597in" fo:margin-top="0in" fo:margin-bottom="0in" style:page-number="1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df5c81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df5c81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2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rsid="00df5c81" officeooo:paragraph-rsid="00df5c81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7" style:family="paragraph" style:parent-style-name="Standard" style:list-style-name="L1">
      <style:paragraph-properties fo:line-height="100%" fo:orphans="0" fo:widows="0"/>
      <style:text-properties officeooo:rsid="00df5c81" officeooo:paragraph-rsid="00df5c81"/>
    </style:style>
    <style:style style:name="P48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7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8" style:family="text">
      <style:text-properties style:font-name="Roboto1" fo:font-size="10pt" officeooo:rsid="00e236c9" style:font-name-asian="Roboto2" style:font-size-asian="10pt" style:font-name-complex="Roboto2" style:font-size-complex="10pt"/>
    </style:style>
    <style:style style:name="T29" style:family="text">
      <style:text-properties style:font-name="Roboto1" fo:font-size="10pt" officeooo:rsid="00e3f336" style:font-name-asian="Roboto2" style:font-size-asian="10pt" style:font-name-complex="Roboto2" style:font-size-complex="10pt"/>
    </style:style>
    <style:style style:name="T30" style:family="text">
      <style:text-properties style:font-name="Roboto1" fo:font-size="10pt" officeooo:rsid="00e5e749" style:font-name-asian="Roboto2" style:font-size-asian="10pt" style:font-name-complex="Roboto2" style:font-size-complex="10pt"/>
    </style:style>
    <style:style style:name="T31" style:family="text">
      <style:text-properties style:font-name="Roboto1" fo:font-size="10pt" officeooo:rsid="00e76130" style:font-name-asian="Roboto2" style:font-size-asian="10pt" style:font-name-complex="Roboto2" style:font-size-complex="10pt"/>
    </style:style>
    <style:style style:name="T3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6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style:font-name="Roboto1" fo:font-size="10pt" fo:font-weight="bold" officeooo:rsid="00e640f1" style:font-name-asian="Roboto2" style:font-size-asian="10pt" style:font-weight-asian="bold" style:font-name-complex="Roboto2" style:font-size-complex="10pt" style:font-weight-complex="bold"/>
    </style:style>
    <style:style style:name="T39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6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7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8" style:family="text">
      <style:text-properties style:font-name="Roboto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style:font-name="Roboto1" fo:font-size="10pt" fo:font-style="normal" fo:font-weight="normal" officeooo:rsid="00e236c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style:font-name="Roboto1" fo:font-size="10pt" fo:font-style="normal" fo:font-weight="normal" officeooo:rsid="00e3e2e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style:font-name="Roboto1" fo:font-size="10pt" fo:font-style="normal" fo:font-weight="normal" officeooo:rsid="00e6abe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5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66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7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8" style:family="text">
      <style:text-properties fo:font-weight="normal" officeooo:rsid="005fbdae" style:font-weight-asian="normal" style:font-weight-complex="normal"/>
    </style:style>
    <style:style style:name="T69" style:family="text">
      <style:text-properties officeooo:rsid="0060ff9f"/>
    </style:style>
    <style:style style:name="T7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71" style:family="text">
      <style:text-properties fo:font-style="normal" officeooo:rsid="008e79c7" style:font-style-asian="normal" style:font-style-complex="normal"/>
    </style:style>
    <style:style style:name="T72" style:family="text">
      <style:text-properties fo:font-style="normal" officeooo:rsid="00bf2b2d" style:font-style-asian="normal" style:font-style-complex="normal"/>
    </style:style>
    <style:style style:name="T73" style:family="text">
      <style:text-properties officeooo:rsid="0082c05c"/>
    </style:style>
    <style:style style:name="T74" style:family="text">
      <style:text-properties officeooo:rsid="0094c2de"/>
    </style:style>
    <style:style style:name="T7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7" style:family="text">
      <style:text-properties officeooo:rsid="009b41a1"/>
    </style:style>
    <style:style style:name="T78" style:family="text">
      <style:text-properties officeooo:rsid="009f14e6"/>
    </style:style>
    <style:style style:name="T79" style:family="text">
      <style:text-properties officeooo:rsid="00a884b6"/>
    </style:style>
    <style:style style:name="T80" style:family="text">
      <style:text-properties officeooo:rsid="00ad8019"/>
    </style:style>
    <style:style style:name="T81" style:family="text">
      <style:text-properties officeooo:rsid="00b86332"/>
    </style:style>
    <style:style style:name="T82" style:family="text">
      <style:text-properties officeooo:rsid="00ba1d29"/>
    </style:style>
    <style:style style:name="T83" style:family="text">
      <style:text-properties officeooo:rsid="00d0b07b"/>
    </style:style>
    <style:style style:name="T84" style:family="text">
      <style:text-properties officeooo:rsid="00e1f74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66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1492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327in" svg:y="0.372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862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1457in" svg:width="0.1929in" svg:height="0.1929in" draw:z-index="4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74">R</text:span>ICHARD S. ZHU</text:p>
          </table:table-cell>
          <table:table-cell table:style-name="Table2.B1" office:value-type="string">
            <text:p text:style-name="P31">rszhu@berkeley.edu</text:p>
            <text:p text:style-name="P30">858-371-8838</text:p>
            <text:p text:style-name="P30"/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9">ocf.io/rszhu</text:p>
            <text:p text:style-name="P3">linkedin.com/in/rszhu</text:p>
            <text:p text:style-name="P28">github.com/richardszhu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83">DUCATION</text:span></text:p>
          </table:table-cell>
          <table:table-cell table:style-name="Table1.A1" office:value-type="string">
            <text:p text:style-name="P16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7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9"><text:span text:style-name="T75">Relevant Coursework:</text:span><text:span text:style-name="T76"> </text:span>Structure of Computer Programs, <text:span text:style-name="T73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70">Languages:</text:span><text:span text:style-name="T5"> </text:span>Python, Java, SQL, HTML/CSS, <text:span text:style-name="T84">JavaScript</text:span></text:p>
            <text:p text:style-name="P20"><text:span text:style-name="T70">Frameworks/Technologies:</text:span><text:span text:style-name="T5"> </text:span><text:span text:style-name="T68">Git, </text:span>Linux (Ubuntu), <text:span text:style-name="T69">NumPy, Bootstrap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5"><text:span text:style-name="T40">Investment </text:span><text:span text:style-name="T32">Portfolio Diversity Visualization Tool </text:span><text:span text:style-name="T33">(</text:span><text:span text:style-name="T35">Python, </text:span><text:span text:style-name="T39">MatPlotLib, </text:span><text:span text:style-name="T34">Git</text:span><text:span text:style-name="T33">)</text:span></text:p>
            <text:p text:style-name="P15"><text:span text:style-name="T64"><text:s text:c="2"/>★ <text:s/></text:span><text:span text:style-name="T65"><text:s/></text:span><text:span text:style-name="T66">Winn</text:span><text:span text:style-name="T67">ing Project</text:span><text:span text:style-name="T66"> of the CalHacks 2019 BlackRock API Prize</text:span></text:p>
            <text:list xml:id="list2978234059" text:style-name="L1">
              <text:list-item>
                <text:p text:style-name="P32"><text:span text:style-name="T44">A tool</text:span><text:span text:style-name="T42"> that visualizes the diversity of an investment portfolio </text:span><text:span text:style-name="T43">given</text:span><text:span text:style-name="T42"> any </text:span><text:span text:style-name="T45">applicable </text:span><text:span text:style-name="T42">security attribute </text:span></text:p>
              </text:list-item>
              <text:list-item>
                <text:p text:style-name="P35"><text:span text:style-name="T77">Leveraged</text:span> BlackRock API to <text:span text:style-name="T82">compile, </text:span>sort, and categorize <text:span text:style-name="T78">security</text:span> data f<text:span text:style-name="T78">rom an array of stock symbols</text:span></text:p>
              </text:list-item>
              <text:list-item>
                <text:p text:style-name="P42"><text:span text:style-name="T55">Integrated</text:span><text:span text:style-name="T53"> MatPlotLib to visualize </text:span><text:span text:style-name="T54">calculated diversity</text:span><text:span text:style-name="T53"> data and to create a GUI for </text:span><text:span text:style-name="T56">user</text:span><text:span text:style-name="T53"> </text:span><text:span text:style-name="T57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<text:span text:style-name="T32">Bomberman Remastered </text:span><text:span text:style-name="T33">(Java, </text:span><text:span text:style-name="T34">Git</text:span><text:span text:style-name="T33">)</text:span></text:p>
            <text:list xml:id="list192749547951092" text:continue-numbering="true" text:style-name="L1">
              <text:list-item>
                <text:p text:style-name="P36">An improved remake of the classic video game Bomberman that can be played on modern devices</text:p>
              </text:list-item>
              <text:list-item>
                <text:p text:style-name="P36">Fully recreated core gameplay functionalities, such as player action timers and random power-up drops</text:p>
              </text:list-item>
              <text:list-item>
                <text:p text:style-name="P40">Added an all-new local multiplayer mode, including dynamic player vs. player gameplay </text:p>
              </text:list-item>
              <text:list-item>
                <text:p text:style-name="P41"><text:span text:style-name="T71">Utilized the Java Swing toolkit to design game menus </text:span><text:span text:style-name="T72">and </text:span><text:span text:style-name="T71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80">Language</text:span> Interpreter <text:span text:style-name="T79">(</text:span>Python)</text:p>
            <text:list xml:id="list192750858398996" text:continue-numbering="true" text:style-name="L1">
              <text:list-item>
                <text:p text:style-name="P43"><text:span text:style-name="T23">A</text:span><text:span text:style-name="T24">n i</text:span><text:span text:style-name="T23">nterpreter for the Scheme </text:span><text:span text:style-name="T24">programming </text:span><text:span text:style-name="T23">language </text:span><text:span text:style-name="T26">(a dialect of Lisp)</text:span><text:span text:style-name="T23">, </text:span><text:span text:style-name="T24">built </text:span><text:span text:style-name="T25">using</text:span><text:span text:style-name="T24"> Python</text:span></text:p>
              </text:list-item>
              <text:list-item>
                <text:p text:style-name="P33"><text:span text:style-name="T42">Implemented </text:span><text:span text:style-name="T46">environments, </text:span><text:span text:style-name="T42">lexical </text:span><text:span text:style-name="T47">and </text:span><text:span text:style-name="T42">dynamic scoping, </text:span><text:span text:style-name="T47">exceptions, macros,</text:span><text:span text:style-name="T49"> </text:span><text:span text:style-name="T48">special form</text:span><text:span text:style-name="T49">s, and more</text:span></text:p>
              </text:list-item>
              <text:list-item>
                <text:p text:style-name="P46"><text:span text:style-name="T50">Ensured </text:span><text:span text:style-name="T41">correct recursive evaluation </text:span><text:span text:style-name="T52">procedures</text:span><text:span text:style-name="T41"> for call expressions, special forms, </text:span><text:span text:style-name="T51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92750962778528" text:continue-numbering="true" text:style-name="L1">
              <text:list-item>
                <text:p text:style-name="P36">An interactive typing program that calculates typing speed and accuracy with every keystroke</text:p>
              </text:list-item>
              <text:list-item>
                <text:p text:style-name="P34"><text:span text:style-name="T48">Built</text:span><text:span text:style-name="T42"> smart autocorrect feature </text:span><text:span text:style-name="T49">that determines </text:span><text:span text:style-name="T42">similarity between input and a base word</text:span></text:p>
              </text:list-item>
              <text:list-item>
                <text:p text:style-name="P34"><text:span text:style-name="T42">Set up communication of clientside information to game servers for multiplayer “</text:span><text:span text:style-name="T49">racing” </text:span><text:span text:style-name="T42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2">Personal Website (HTML, CSS, JavaScript) </text:p>
            <text:list xml:id="list192751142915390" text:continue-numbering="true" text:style-name="L1">
              <text:list-item>
                <text:p text:style-name="P45"><text:span text:style-name="T23">C</text:span><text:span text:style-name="T22">reated a personal website </text:span><text:span text:style-name="T29">from </text:span><text:span text:style-name="T31">the ground up</text:span><text:span text:style-name="T29">, adhering to a </text:span><text:span text:style-name="T30">planned </text:span><text:span text:style-name="T29">set of design principles</text:span></text:p>
              </text:list-item>
              <text:list-item>
                <text:p text:style-name="P47"><text:span text:style-name="T59">U</text:span><text:span text:style-name="T58">tilized the Bootstrap framework to organize </text:span><text:span text:style-name="T63">page</text:span><text:span text:style-name="T58"> </text:span><text:span text:style-name="T61">layout </text:span><text:span text:style-name="T62">and specify element styling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1702465469" text:style-name="WWNum3">
              <text:list-header>
                <text:p text:style-name="P48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192750075424360" text:continue-list="list192751142915390" text:style-name="L1">
              <text:list-item>
                <text:p text:style-name="P44"><text:span text:style-name="T23">Aided Architecture &amp; Engineering teacher with giving lessons and </text:span><text:span text:style-name="T25">explaining </text:span><text:span text:style-name="T27">provided</text:span><text:span text:style-name="T25"> examples</text:span></text:p>
              </text:list-item>
              <text:list-item>
                <text:p text:style-name="P37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32">Online Clothing Page <text:s text:c="131"/></text:span><text:span text:style-name="T41"><text:s/></text:span><text:span text:style-name="T37">San Diego, CA</text:span><text:span text:style-name="T32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192750754774116" text:continue-numbering="true" text:style-name="L1">
              <text:list-item>
                <text:p text:style-name="P38">Sold, packaged, and shipped clothing, cosmetics, books, and other items online</text:p>
              </text:list-item>
              <text:list-item>
                <text:p text:style-name="P38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192749638199920" text:continue-numbering="true" text:style-name="L1">
              <text:list-item>
                <text:p text:style-name="P39">Taught programming and circuitry at the library to over 200 students (Python, Javascript, Arduino)</text:p>
              </text:list-item>
              <text:list-item>
                <text:p text:style-name="P39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6">OTHER</text:p>
          </table:table-cell>
          <table:table-cell table:style-name="Table1.A1" office:value-type="string">
            <text:p text:style-name="P11">Awards</text:p>
            <text:list xml:id="list192750209472927" text:continue-numbering="true" text:style-name="L1">
              <text:list-item>
                <text:p text:style-name="P39">CalHacks 2019 - BlackRock API Prize</text:p>
              </text:list-item>
              <text:list-item>
                <text:p text:style-name="P39">Intuit George A. Hansen Computer Science Scholar</text:p>
              </text:list-item>
              <text:list-item>
                <text:p text:style-name="P39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19:26:45.133533816</dc:date>
    <meta:editing-duration>P1DT19M42S</meta:editing-duration>
    <meta:editing-cycles>170</meta:editing-cycles>
    <meta:document-statistic meta:table-count="2" meta:image-count="5" meta:object-count="0" meta:page-count="1" meta:paragraph-count="54" meta:word-count="449" meta:character-count="4092" meta:non-whitespace-character-count="2673"/>
  </office:meta>
</office:document-meta>
</file>